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99cc" draw:textarea-horizontal-align="justify" draw:textarea-vertical-align="middle" draw:auto-grow-height="false" fo:min-height="2.29cm" fo:min-width="4.199cm"/>
    </style:style>
    <style:style style:name="gr2" style:family="graphic" style:parent-style-name="standard">
      <style:graphic-properties draw:textarea-horizontal-align="justify" draw:textarea-vertical-align="middle" draw:auto-grow-height="false" fo:min-height="4.576cm" fo:min-width="2.548cm"/>
    </style:style>
    <style:style style:name="gr3" style:family="graphic" style:parent-style-name="standard">
      <style:graphic-properties draw:opacity="100%" draw:opacity-name="Transparency_20_171" draw:textarea-horizontal-align="justify" draw:textarea-vertical-align="middle" draw:auto-grow-height="false" fo:min-height="9.402cm" fo:min-width="8.898cm"/>
    </style:style>
    <style:style style:name="gr4" style:family="graphic" style:parent-style-name="standard">
      <style:graphic-properties draw:stroke="none" svg:stroke-color="#000000" draw:fill="solid" draw:fill-color="#00ccff" fo:min-height="2.29cm"/>
    </style:style>
    <style:style style:name="gr5" style:family="graphic" style:parent-style-name="standard">
      <style:graphic-properties svg:stroke-color="#0066cc" draw:fill-color="#6699cc" draw:textarea-horizontal-align="justify" draw:textarea-vertical-align="middle" draw:auto-grow-height="false" fo:min-height="2.29cm" fo:min-width="4.199cm"/>
    </style:style>
    <style:style style:name="gr6" style:family="graphic" style:parent-style-name="standard">
      <style:graphic-properties draw:fill-color="#6666ff" draw:textarea-horizontal-align="justify" draw:textarea-vertical-align="middle" draw:auto-grow-height="false" fo:min-height="9.402cm" fo:min-width="0.643cm"/>
    </style:style>
    <style:style style:name="gr7" style:family="graphic" style:parent-style-name="standard">
      <style:graphic-properties draw:fill-color="#cc66ff" draw:textarea-horizontal-align="justify" draw:textarea-vertical-align="middle" draw:auto-grow-height="false" fo:min-height="9.402cm" fo:min-width="0.643cm"/>
    </style:style>
    <style:style style:name="gr8" style:family="graphic" style:parent-style-name="standard">
      <style:graphic-properties draw:fill-color="#ffffff" draw:opacity="100%" draw:opacity-name="" draw:textarea-horizontal-align="justify" draw:textarea-vertical-align="middle" draw:auto-grow-height="false" fo:min-height="2.878cm" fo:min-width="4.2cm"/>
    </style:style>
    <style:style style:name="gr9" style:family="graphic" style:parent-style-name="standard">
      <style:graphic-properties draw:opacity="100%" draw:opacity-name="Transparency_20_41" draw:textarea-horizontal-align="justify" draw:textarea-vertical-align="middle" draw:auto-grow-height="false" fo:min-height="2.878cm" fo:min-width="4.2cm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draw:fill-color="#6666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1cm" fo:min-width="0cm"/>
    </style:style>
    <style:style style:name="gr15" style:family="graphic" style:parent-style-name="standard">
      <style:graphic-properties draw:fill-color="#6699cc" draw:textarea-horizontal-align="justify" draw:textarea-vertical-align="middle" draw:auto-grow-height="false" fo:min-height="0.945cm" fo:min-width="1.711cm"/>
    </style:style>
    <style:style style:name="gr16" style:family="graphic" style:parent-style-name="standard">
      <style:graphic-properties draw:textarea-horizontal-align="justify" draw:textarea-vertical-align="middle" draw:auto-grow-height="false" fo:min-height="2.02cm" fo:min-width="0.934cm"/>
    </style:style>
    <style:style style:name="gr17" style:family="graphic" style:parent-style-name="standard">
      <style:graphic-properties draw:opacity="100%" draw:opacity-name="Transparency_20_171" draw:textarea-horizontal-align="justify" draw:textarea-vertical-align="middle" draw:auto-grow-height="false" fo:min-height="4.291cm" fo:min-width="3.921cm"/>
    </style:style>
    <style:style style:name="gr18" style:family="graphic" style:parent-style-name="standard">
      <style:graphic-properties draw:stroke="none" svg:stroke-color="#000000" draw:fill="solid" draw:fill-color="#00ccff" fo:min-height="0.945cm"/>
    </style:style>
    <style:style style:name="gr19" style:family="graphic" style:parent-style-name="standard">
      <style:graphic-properties svg:stroke-color="#0066cc" draw:fill-color="#6699cc" draw:textarea-horizontal-align="justify" draw:textarea-vertical-align="middle" draw:auto-grow-height="false" fo:min-height="0.945cm" fo:min-width="1.711cm"/>
    </style:style>
    <style:style style:name="gr20" style:family="graphic" style:parent-style-name="standard">
      <style:graphic-properties draw:textarea-horizontal-align="justify" draw:textarea-vertical-align="middle" draw:auto-grow-height="false" fo:min-height="2.021cm" fo:min-width="0.934cm"/>
    </style:style>
    <style:style style:name="gr21" style:family="graphic" style:parent-style-name="standard">
      <style:graphic-properties draw:fill-color="#6666ff" draw:textarea-horizontal-align="justify" draw:textarea-vertical-align="middle" draw:auto-grow-height="false" fo:min-height="4.291cm" fo:min-width="0.038cm"/>
    </style:style>
    <style:style style:name="gr22" style:family="graphic" style:parent-style-name="standard">
      <style:graphic-properties draw:fill-color="#cc66ff" draw:textarea-horizontal-align="justify" draw:textarea-vertical-align="middle" draw:auto-grow-height="false" fo:min-height="4.291cm" fo:min-width="0.038cm"/>
    </style:style>
    <style:style style:name="gr23" style:family="graphic" style:parent-style-name="standard">
      <style:graphic-properties draw:fill-color="#ffffff" draw:opacity="100%" draw:opacity-name="" draw:textarea-horizontal-align="justify" draw:textarea-vertical-align="middle" draw:auto-grow-height="false" fo:min-height="1.222cm" fo:min-width="1.711cm"/>
    </style:style>
    <style:style style:name="gr24" style:family="graphic" style:parent-style-name="standard">
      <style:graphic-properties draw:opacity="100%" draw:opacity-name="Transparency_20_41" draw:textarea-horizontal-align="justify" draw:textarea-vertical-align="middle" draw:auto-grow-height="false" fo:min-height="1.222cm" fo:min-width="1.711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6666ff" draw:textarea-horizontal-align="justify" draw:textarea-vertical-align="middle" draw:auto-grow-height="false" fo:min-height="4.291cm" fo:min-width="0.037cm"/>
    </style:style>
    <style:style style:name="gr27" style:family="graphic" style:parent-style-name="standard">
      <style:graphic-properties draw:fill-color="#cc66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6699cc"/>
      <style:paragraph-properties fo:text-align="center"/>
    </style:style>
    <style:style style:name="P3" style:family="paragraph">
      <loext:graphic-properties draw:opacity="100%" draw:opacity-name="Transparency_20_171"/>
      <style:paragraph-properties fo:text-align="center"/>
    </style:style>
    <style:style style:name="P4" style:family="paragraph">
      <style:text-properties fo:font-size="54pt" style:font-size-asian="54pt" style:font-size-complex="54pt"/>
    </style:style>
    <style:style style:name="P5" style:family="paragraph">
      <loext:graphic-properties draw:fill="solid" draw:fill-color="#00ccff"/>
      <style:text-properties fo:font-size="54pt" style:font-size-asian="54pt" style:font-size-complex="54pt"/>
    </style:style>
    <style:style style:name="P6" style:family="paragraph">
      <loext:graphic-properties draw:fill-color="#6666ff"/>
      <style:paragraph-properties fo:text-align="center"/>
    </style:style>
    <style:style style:name="P7" style:family="paragraph">
      <loext:graphic-properties draw:fill-color="#cc66ff"/>
      <style:paragraph-properties fo:text-align="center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loext:graphic-properties draw:opacity="100%" draw:opacity-name="Transparency_20_41"/>
      <style:paragraph-properties fo:text-align="center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solid" draw:fill-color="#00ccff"/>
      <style:text-properties fo:font-size="20pt" style:font-size-asian="20pt" style:font-size-complex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2.54cm" svg:x="4.806cm" svg:y="3.698cm">
          <text:p text:style-name="P1">clos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4.826cm" svg:x="1.758cm" svg:y="6.238cm">
          <text:p text:style-name="P1">rais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398cm" svg:height="9.652cm" svg:x="4.806cm" svg:y="6.238cm">
          <text:p/>
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</draw:custom-shape>
        <draw:frame draw:style-name="gr4" draw:text-style-name="P5" draw:layer="layout" svg:width="3.048cm" svg:height="2.54cm" svg:x="1.758cm" svg:y="3.698cm">
          <draw:text-box>
            <text:p text:style-name="P4"><text:span text:style-name="T1">R1</text:span></text:p>
          </draw:text-box>
        </draw:frame>
        <draw:custom-shape draw:style-name="gr5" draw:text-style-name="P2" draw:layer="layout" svg:width="4.699cm" svg:height="2.54cm" svg:x="9.53cm" svg:y="3.698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4.826cm" svg:x="1.758cm" svg:y="11.064cm">
          <text:p text:style-name="P1">low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143cm" svg:height="9.652cm" svg:x="4.806cm" svg:y="6.2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143cm" svg:height="9.652cm" svg:x="13.061cm" svg:y="6.2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143cm" svg:height="9.652cm" draw:transform="rotate (0.000174532925195306) translate (10.394cm 6.23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9.398cm" svg:height="9.652cm" svg:x="4.807cm" svg:y="6.23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9" draw:layer="layout" svg:width="9.398cm" svg:height="9.652cm" svg:x="4.806cm" svg:y="6.2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" draw:layer="layout" svg:width="0.889cm" svg:height="0.762cm" draw:transform="rotate (1.5707963267949) translate (10.521cm 9.159cm)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6" draw:layer="layout" svg:width="4.698cm" svg:height="1.142cm" svg:x="4.806cm" svg:y="9.921cm" svg:viewBox="0 0 4699 1143" draw:points="0,0 3556,0 4699,1143 0,1143">
          <text:p/>
        </draw:polygon>
        <draw:frame draw:style-name="gr12" draw:text-style-name="P11" draw:layer="layout" svg:width="4.481cm" svg:height="0.962cm" svg:x="5.187cm" svg:y="12.008cm">
          <draw:text-box>
            <text:p text:style-name="P10"><text:span text:style-name="T2">target position</text:span></text:p>
          </draw:text-box>
        </draw:frame>
        <draw:line draw:style-name="gr13" draw:text-style-name="P12" draw:layer="layout" svg:x1="5.822cm" svg:y1="11.827cm" svg:x2="6.355cm" svg:y2="10.684cm">
          <text:p/>
        </draw:line>
        <draw:line draw:style-name="gr13" draw:text-style-name="P12" draw:layer="layout" svg:x1="5.822cm" svg:y1="11.827cm" svg:x2="5.593cm" svg:y2="6.62cm">
          <text:p/>
        </draw:line>
        <draw:line draw:style-name="gr13" draw:text-style-name="P12" draw:layer="layout" svg:x1="9.632cm" svg:y1="12.462cm" svg:x2="13.594cm" svg:y2="12.462cm">
          <text:p/>
        </draw:line>
        <draw:frame draw:style-name="gr14" draw:text-style-name="P11" draw:layer="layout" svg:width="4.445cm" svg:height="3.095cm" svg:x="15.093cm" svg:y="5.858cm">
          <draw:text-box>
            <text:p text:style-name="P10"><text:span text:style-name="T2">sliding action marker with</text:span></text:p>
            <text:p text:style-name="P10"><text:span text:style-name="T2">direction indicator</text:span></text:p>
          </draw:text-box>
        </draw:frame>
        <draw:line draw:style-name="gr13" draw:text-style-name="P12" draw:layer="layout" svg:x1="15.093cm" svg:y1="7.255cm" svg:x2="11.156cm" svg:y2="7.763cm">
          <text:p/>
        </draw:line>
        <draw:frame draw:style-name="gr12" draw:text-style-name="P11" draw:layer="layout" svg:width="4.939cm" svg:height="1.673cm" svg:x="8.362cm" svg:y="1.54cm">
          <draw:text-box>
            <text:p text:style-name="P10"><text:span text:style-name="T2">convenient set</text:span></text:p>
            <text:p text:style-name="P10"><text:span text:style-name="T2">position buttons</text:span></text:p>
          </draw:text-box>
        </draw:frame>
        <draw:line draw:style-name="gr13" draw:text-style-name="P12" draw:layer="layout" svg:x1="8.235cm" svg:y1="2.81cm" svg:x2="3.561cm" svg:y2="7.763cm">
          <text:p/>
        </draw:line>
        <draw:line draw:style-name="gr13" draw:text-style-name="P12" draw:layer="layout" svg:x1="9.378cm" svg:y1="3.064cm" svg:x2="3.561cm" svg:y2="11.954cm">
          <text:p/>
        </draw:line>
        <draw:line draw:style-name="gr13" draw:text-style-name="P12" draw:layer="layout" svg:x1="10.648cm" svg:y1="3.064cm" svg:x2="9.022cm" svg:y2="4.842cm">
          <text:p/>
        </draw:line>
        <draw:line draw:style-name="gr13" draw:text-style-name="P12" draw:layer="layout" svg:x1="10.648cm" svg:y1="3.064cm" svg:x2="11.562cm" svg:y2="4.461cm">
          <text:p/>
        </draw:line>
        <draw:frame draw:style-name="gr12" draw:text-style-name="P11" draw:layer="layout" svg:width="4.122cm" svg:height="1.673cm" svg:x="15.035cm" svg:y="13.859cm">
          <draw:text-box>
            <text:p text:style-name="P10"><text:span text:style-name="T2">slider tringle</text:span></text:p>
            <text:p text:style-name="P10"><text:span text:style-name="T2">window blind</text:span></text:p>
          </draw:text-box>
        </draw:frame>
        <draw:frame draw:style-name="gr12" draw:text-style-name="P11" draw:layer="layout" svg:width="4.371cm" svg:height="1.673cm" svg:x="1.963cm" svg:y="1.254cm">
          <draw:text-box>
            <text:p text:style-name="P10"><text:span text:style-name="T2">window name</text:span></text:p>
            <text:p text:style-name="P10"><text:span text:style-name="T2">and selector</text:span></text:p>
          </draw:text-box>
        </draw:frame>
        <draw:line draw:style-name="gr13" draw:text-style-name="P12" draw:layer="layout" svg:x1="3.917cm" svg:y1="2.937cm" svg:x2="3.434cm" svg:y2="4.207cm">
          <text:p/>
        </draw:line>
        <draw:line draw:style-name="gr13" draw:text-style-name="P12" draw:layer="layout" svg:x1="14.966cm" svg:y1="14.748cm" svg:x2="9.124cm" svg:y2="14.113cm">
          <text:p/>
        </draw:line>
        <draw:frame draw:style-name="gr12" draw:text-style-name="P11" draw:layer="layout" svg:width="4.757cm" svg:height="1.673cm" svg:x="14.654cm" svg:y="10.938cm">
          <draw:text-box>
            <text:p text:style-name="P10"><text:span text:style-name="T2">slider tringle</text:span></text:p>
            <text:p text:style-name="P10"><text:span text:style-name="T2">window opener</text:span></text:p>
          </draw:text-box>
        </draw:frame>
        <draw:line draw:style-name="gr13" draw:text-style-name="P12" draw:layer="layout" svg:x1="15.093cm" svg:y1="10.684cm" svg:x2="12.299cm" svg:y2="10.176cm">
          <text:p/>
        </draw:line>
        <draw:custom-shape draw:style-name="gr15" draw:text-style-name="P2" draw:layer="layout" svg:width="2.211cm" svg:height="1.195cm" svg:x="2.688cm" svg:y="16.621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434cm" svg:height="2.27cm" svg:x="1.254cm" svg:y="17.816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421cm" svg:height="4.541cm" svg:x="2.687cm" svg:y="17.815cm">
          <text:p/>
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</draw:custom-shape>
        <draw:frame draw:style-name="gr18" draw:text-style-name="P14" draw:layer="layout" svg:width="1.434cm" svg:height="1.195cm" svg:x="1.254cm" svg:y="16.621cm">
          <draw:text-box>
            <text:p text:style-name="P13"><text:span text:style-name="T4">R1</text:span></text:p>
          </draw:text-box>
        </draw:frame>
        <draw:custom-shape draw:style-name="gr19" draw:text-style-name="P2" draw:layer="layout" svg:width="2.211cm" svg:height="1.195cm" svg:x="4.91cm" svg:y="16.621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34cm" svg:height="2.271cm" svg:x="1.254cm" svg:y="20.086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38cm" svg:height="4.541cm" svg:x="2.688cm" svg:y="17.8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38cm" svg:height="4.541cm" draw:transform="rotate (0.000174532925195306) translate (5.317cm 17.816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422cm" svg:height="4.541cm" svg:x="2.688cm" svg:y="17.81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9" draw:layer="layout" svg:width="4.421cm" svg:height="4.541cm" svg:x="2.688cm" svg:y="17.81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0.418cm" svg:height="0.358cm" draw:transform="rotate (1.5707963267949) translate (5.377cm 19.19cm)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6" draw:layer="layout" svg:width="2.21cm" svg:height="0.537cm" svg:x="2.688cm" svg:y="19.548cm" svg:viewBox="0 0 2211 538" draw:points="0,0 1673,0 2211,538 0,538">
          <text:p/>
        </draw:polygon>
        <draw:custom-shape draw:style-name="gr16" draw:text-style-name="P1" draw:layer="layout" svg:width="1.434cm" svg:height="2.27cm" svg:x="7.579cm" svg:y="17.816cm">
          <text:p text:style-name="P1"><text:span text:style-name="T3">r</text:span><text:span text:style-name="T3">a</text:span><text:span text:style-name="T3">i</text:span><text:span text:style-name="T3">s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421cm" svg:height="4.541cm" svg:x="9.012cm" svg:y="17.815cm">
          <text:p/>
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</draw:custom-shape>
        <draw:frame draw:style-name="gr18" draw:text-style-name="P14" draw:layer="layout" svg:width="1.434cm" svg:height="1.195cm" svg:x="7.579cm" svg:y="16.621cm">
          <draw:text-box>
            <text:p text:style-name="P13"><text:span text:style-name="T4">R2</text:span></text:p>
          </draw:text-box>
        </draw:frame>
        <draw:custom-shape draw:style-name="gr19" draw:text-style-name="P2" draw:layer="layout" svg:width="2.211cm" svg:height="1.195cm" svg:x="11.235cm" svg:y="16.621cm">
          <text:p text:style-name="P1"><text:span text:style-name="T3">o</text:span><text:span text:style-name="T3">p</text:span><text:span text:style-name="T3">e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34cm" svg:height="2.271cm" svg:x="7.579cm" svg:y="20.086cm">
          <text:p text:style-name="P1"><text:span text:style-name="T3">l</text:span><text:span text:style-name="T3">o</text:span><text:span text:style-name="T3">w</text:span><text:span text:style-name="T3">e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38cm" svg:height="4.541cm" svg:x="9.013cm" svg:y="17.8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38cm" svg:height="4.541cm" draw:transform="rotate (0.000174532925195306) translate (10.017cm 17.795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422cm" svg:height="4.541cm" svg:x="9.013cm" svg:y="17.81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9" draw:layer="layout" svg:width="4.421cm" svg:height="4.541cm" svg:x="9.013cm" svg:y="17.81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0.418cm" svg:height="0.358cm" draw:transform="rotate (1.5707963267949) translate (10.065cm 18.677cm)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6" draw:layer="layout" svg:width="2.21cm" svg:height="0.537cm" svg:x="9.013cm" svg:y="19.548cm" svg:viewBox="0 0 2211 538" draw:points="0,0 1673,0 2211,538 0,538">
          <text:p/>
        </draw:polygon>
        <draw:custom-shape draw:style-name="gr15" draw:text-style-name="P2" draw:layer="layout" svg:width="2.211cm" svg:height="1.195cm" svg:x="2.688cm" svg:y="22.71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434cm" svg:height="2.27cm" svg:x="1.254cm" svg:y="23.905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421cm" svg:height="4.541cm" svg:x="2.687cm" svg:y="23.904cm">
          <text:p/>
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</draw:custom-shape>
        <draw:frame draw:style-name="gr18" draw:text-style-name="P14" draw:layer="layout" svg:width="1.434cm" svg:height="1.195cm" svg:x="1.254cm" svg:y="22.71cm">
          <draw:text-box>
            <text:p text:style-name="P13"><text:span text:style-name="T4">L1</text:span></text:p>
          </draw:text-box>
        </draw:frame>
        <draw:custom-shape draw:style-name="gr19" draw:text-style-name="P2" draw:layer="layout" svg:width="2.211cm" svg:height="1.195cm" svg:x="4.91cm" svg:y="22.71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34cm" svg:height="2.271cm" svg:x="1.254cm" svg:y="26.175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537cm" svg:height="4.541cm" svg:x="6.572cm" svg:y="23.9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422cm" svg:height="4.541cm" svg:x="2.688cm" svg:y="23.90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9" draw:layer="layout" svg:width="4.421cm" svg:height="4.541cm" svg:x="2.688cm" svg:y="23.90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olygon draw:style-name="gr11" draw:text-style-name="P6" draw:layer="layout" svg:width="2.21cm" svg:height="0.537cm" svg:x="2.688cm" svg:y="25.637cm" svg:viewBox="0 0 2211 538" draw:points="0,0 1673,0 2211,538 0,538">
          <text:p/>
        </draw:polygon>
        <draw:custom-shape draw:style-name="gr15" draw:text-style-name="P2" draw:layer="layout" svg:width="2.211cm" svg:height="1.195cm" svg:x="9.013cm" svg:y="22.71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434cm" svg:height="2.27cm" svg:x="7.579cm" svg:y="23.905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421cm" svg:height="4.541cm" svg:x="9.012cm" svg:y="23.904cm">
          <text:p/>
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</draw:custom-shape>
        <draw:frame draw:style-name="gr18" draw:text-style-name="P14" draw:layer="layout" svg:width="1.434cm" svg:height="1.195cm" svg:x="7.579cm" svg:y="22.71cm">
          <draw:text-box>
            <text:p text:style-name="P13"><text:span text:style-name="T4">L2</text:span></text:p>
          </draw:text-box>
        </draw:frame>
        <draw:custom-shape draw:style-name="gr19" draw:text-style-name="P2" draw:layer="layout" svg:width="2.211cm" svg:height="1.195cm" svg:x="11.235cm" svg:y="22.71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34cm" svg:height="2.271cm" svg:x="7.579cm" svg:y="26.175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537cm" svg:height="4.541cm" svg:x="10.398cm" svg:y="23.89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422cm" svg:height="4.541cm" svg:x="9.013cm" svg:y="23.90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9" draw:layer="layout" svg:width="4.421cm" svg:height="4.541cm" svg:x="9.013cm" svg:y="23.90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" draw:layer="layout" svg:width="2.211cm" svg:height="1.195cm" svg:x="15.261cm" svg:y="16.621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434cm" svg:height="2.27cm" svg:x="13.827cm" svg:y="17.816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421cm" svg:height="4.541cm" svg:x="15.26cm" svg:y="17.815cm">
          <text:p/>
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</draw:custom-shape>
        <draw:frame draw:style-name="gr18" draw:text-style-name="P14" draw:layer="layout" svg:width="1.434cm" svg:height="1.195cm" svg:x="13.827cm" svg:y="16.621cm">
          <draw:text-box>
            <text:p text:style-name="P13"><text:span text:style-name="T4">R3</text:span></text:p>
          </draw:text-box>
        </draw:frame>
        <draw:custom-shape draw:style-name="gr19" draw:text-style-name="P2" draw:layer="layout" svg:width="2.211cm" svg:height="1.195cm" svg:x="17.483cm" svg:y="16.621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34cm" svg:height="2.271cm" svg:x="13.827cm" svg:y="20.086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38cm" svg:height="4.541cm" svg:x="15.261cm" svg:y="17.8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38cm" svg:height="4.541cm" draw:transform="rotate (0.000174532925195306) translate (17.89cm 17.816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422cm" svg:height="4.541cm" svg:x="15.261cm" svg:y="17.81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9" draw:layer="layout" svg:width="4.421cm" svg:height="4.541cm" svg:x="15.261cm" svg:y="17.81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0.418cm" svg:height="0.358cm" draw:transform="rotate (1.5707963267949) translate (17.95cm 19.19cm)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6" draw:layer="layout" svg:width="2.21cm" svg:height="0.537cm" svg:x="15.261cm" svg:y="19.548cm" svg:viewBox="0 0 2211 538" draw:points="0,0 1673,0 2211,538 0,538">
          <text:p/>
        </draw:polygon>
        <draw:custom-shape draw:style-name="gr17" draw:text-style-name="P3" draw:layer="layout" svg:width="4.421cm" svg:height="4.541cm" svg:x="15.247cm" svg:y="23.89cm">
          <text:p/>
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</draw:custom-shape>
        <draw:custom-shape draw:style-name="gr20" draw:text-style-name="P1" draw:layer="layout" svg:width="1.434cm" svg:height="2.271cm" svg:x="13.827cm" svg:y="26.175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537cm" svg:height="4.541cm" svg:x="16.494cm" svg:y="23.8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422cm" svg:height="4.541cm" svg:x="15.261cm" svg:y="23.90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9" draw:layer="layout" svg:width="4.421cm" svg:height="4.541cm" svg:x="15.261cm" svg:y="23.90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olygon draw:style-name="gr27" draw:text-style-name="P7" draw:layer="layout" svg:width="2.21cm" svg:height="0.537cm" svg:x="15.261cm" svg:y="25.637cm" svg:viewBox="0 0 2211 538" draw:points="0,0 1673,0 2211,538 0,538">
          <text:p/>
        </draw:polygon>
        <draw:custom-shape draw:style-name="gr19" draw:text-style-name="P2" draw:layer="layout" svg:width="2.211cm" svg:height="1.195cm" svg:x="17.483cm" svg:y="22.71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211cm" svg:height="1.195cm" svg:x="15.261cm" svg:y="22.71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418cm" svg:height="0.358cm" svg:x="15.852cm" svg:y="25.758cm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6" draw:layer="layout" svg:width="0.634cm" svg:height="0.635cm" draw:transform="skewX (0.00191986217719376) rotate (0.0015707963267949) translate (15.224cm 23.86cm)" svg:viewBox="0 0 635 636" draw:points="635,636 0,635 0,0">
          <text:p/>
        </draw:polygon>
        <draw:frame draw:style-name="gr18" draw:text-style-name="P14" draw:layer="layout" svg:width="1.434cm" svg:height="1.195cm" svg:x="13.827cm" svg:y="22.717cm">
          <draw:text-box>
            <text:p text:style-name="P13"><text:span text:style-name="T4">L3</text:span></text:p>
          </draw:text-box>
        </draw:frame>
        <draw:custom-shape draw:style-name="gr16" draw:text-style-name="P1" draw:layer="layout" svg:width="1.434cm" svg:height="2.27cm" svg:x="13.827cm" svg:y="23.905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polygon draw:style-name="gr11" draw:text-style-name="P6" draw:layer="layout" svg:width="0.634cm" svg:height="0.635cm" draw:transform="skewX (0.00191986217719376) rotate (0.0015707963267949) translate (9.001cm 23.86cm)" svg:viewBox="0 0 635 636" draw:points="635,636 0,635 0,0">
          <text:p/>
        </draw:polygon>
        <draw:custom-shape draw:style-name="gr15" draw:text-style-name="P2" draw:layer="layout" svg:width="2.211cm" svg:height="1.195cm" svg:x="9.013cm" svg:y="16.621cm">
          <text:p text:style-name="P1"><text:span text:style-name="T3">clo</text:span><text:span text:style-name="T3">s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71" draw:display-name="Transparency 171" draw:style="linear" draw:start="100%" draw:end="0%" draw:angle="900" draw:border="0%"/>
    <draw:opacity draw:name="Transparency_20_41" draw:display-name="Transparency 41" draw:style="linear" draw:start="0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07:36:09.914977444</meta:creation-date>
    <dc:date>2020-02-17T10:42:16.293293574</dc:date>
    <meta:editing-duration>PT21M45S</meta:editing-duration>
    <meta:editing-cycles>4</meta:editing-cycles>
    <meta:generator>LibreOffice/5.1.6.2$Linux_X86_64 LibreOffice_project/10m0$Build-2</meta:generator>
    <meta:document-statistic meta:object-count="98"/>
  </office:meta>
</office:document-meta>
</file>